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1.3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none" fo:border-right="none" fo:border-top="0.0008in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order-bottom="none" fo:border-left="none" fo:border-right="none" fo:border-top="0.0008in solid #000000"/>
    </style:style>
    <style:style style:name="ce8" style:family="table-cell" style:parent-style-name="Default" style:data-style-name="N104">
      <style:table-cell-properties fo:border="none"/>
    </style:style>
    <style:style style:name="ce9" style:family="table-cell" style:parent-style-name="Default" style:data-style-name="N104">
      <style:table-cell-properties fo:border-bottom="none" fo:border-left="none" fo:border-right="none" fo:border-top="0.0008in solid #000000"/>
      <style:text-properties fo:font-size="11pt" fo:font-weight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249" table:default-cell-style-name="Default"/>
        <table:table-row table:style-name="ro1">
          <table:table-cell office:value-type="string">
            <text:p>Machines</text:p>
          </table:table-cell>
          <table:table-cell table:style-name="ce4" office:value-type="string">
            <text:p>Amount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3 machines with basic setup</text:p>
          </table:table-cell>
          <table:table-cell table:style-name="ce4" office:value-type="float" office:value="3">
            <text:p>3</text:p>
          </table:table-cell>
          <table:table-cell office:value-type="string">
            <text:p>AMD Opteron 246 SledgeHammer 2.0GHz Socket 940 Processor Model OSA246CEP5AU - OEM</text:p>
          </table:table-cell>
          <table:table-cell office:value-type="string">
            <text:p>N82E16819103613</text:p>
          </table:table-cell>
          <table:table-cell office:value-type="currency" office:currency="USD" office:value="158">
            <text:p>$158.00</text:p>
          </table:table-cell>
          <table:table-cell office:value-type="float" office:value="2">
            <text:p>2</text:p>
          </table:table-cell>
          <table:table-cell table:formula="oooc:=[.F2]*[.E2]" office:value-type="currency" office:currency="USD" office:value="316">
            <text:p>$316.00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eagate Barracuda 7200.10 (Perpendicular Recording) ST3250620AS 250GB 7200 RPM SATA 3.0Gb/s Hard Drive - OEM</text:p>
          </table:table-cell>
          <table:table-cell office:value-type="string">
            <text:p>N82E16822148144</text:p>
          </table:table-cell>
          <table:table-cell office:value-type="currency" office:currency="USD" office:value="79.99">
            <text:p>$79.99</text:p>
          </table:table-cell>
          <table:table-cell office:value-type="float" office:value="1">
            <text:p>1</text:p>
          </table:table-cell>
          <table:table-cell table:formula="oooc:=[.F3]*[.E3]" office:value-type="currency" office:currency="USD" office:value="79.99">
            <text:p>$79.99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CORSAIR 1GB 184-Pin DDR SDRAM ECC Registered DDR 400 (PC 3200) Server System Memory - Retail</text:p>
          </table:table-cell>
          <table:table-cell office:value-type="string">
            <text:p>N82E16820145310</text:p>
          </table:table-cell>
          <table:table-cell office:value-type="currency" office:currency="USD" office:value="129.99">
            <text:p>$129.99</text:p>
          </table:table-cell>
          <table:table-cell office:value-type="float" office:value="8">
            <text:p>8</text:p>
          </table:table-cell>
          <table:table-cell table:formula="oooc:=[.F4]*[.E4]" office:value-type="currency" office:currency="USD" office:value="1039.92">
            <text:p>$1,039.92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string">
            <text:p>TYAN Transport GX28 1U Barebone Server-Rackmount - Retail</text:p>
          </table:table-cell>
          <table:table-cell office:value-type="string">
            <text:p>N82E16856152008</text:p>
          </table:table-cell>
          <table:table-cell office:value-type="currency" office:currency="USD" office:value="824.99">
            <text:p>$824.99</text:p>
          </table:table-cell>
          <table:table-cell office:value-type="float" office:value="1">
            <text:p>1</text:p>
          </table:table-cell>
          <table:table-cell table:formula="oooc:=[.F5]*[.E5]" office:value-type="currency" office:currency="USD" office:value="824.99">
            <text:p>$824.99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Subtotal</text:p>
          </table:table-cell>
          <table:table-cell table:formula="oooc:=SUM([.G2:.G5])" office:value-type="currency" office:currency="USD" office:value="2260.9">
            <text:p>$2,260.90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2 machines above config plus raid card and additional drive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3ware 80062LPKIT PCI SATA Controller Card RAID 0/1 JBOD - Retail</text:p>
          </table:table-cell>
          <table:table-cell table:style-name="ce2" office:value-type="string">
            <text:p>N82E16816116030</text:p>
          </table:table-cell>
          <table:table-cell table:style-name="ce7" office:value-type="currency" office:currency="USD" office:value="127.99">
            <text:p>$127.99</text:p>
          </table:table-cell>
          <table:table-cell table:style-name="ce2" office:value-type="float" office:value="1">
            <text:p>1</text:p>
          </table:table-cell>
          <table:table-cell table:style-name="ce7" table:formula="oooc:=[.F7]*[.E7]" office:value-type="currency" office:currency="USD" office:value="127.99">
            <text:p>$127.99</text:p>
          </table:table-cell>
          <table:table-cell table:style-name="ce2" table:number-columns-repeated="249"/>
        </table:table-row>
        <table:table-row table:style-name="ro1">
          <table:table-cell table:number-columns-repeated="2"/>
          <table:table-cell office:value-type="string">
            <text:p>Seagate Barracuda 7200.10 (Perpendicular Recording) ST3250620AS 250GB 7200 RPM SATA 3.0Gb/s Hard Drive - OEM</text:p>
          </table:table-cell>
          <table:table-cell office:value-type="string">
            <text:p>N82E16822148144</text:p>
          </table:table-cell>
          <table:table-cell office:value-type="currency" office:currency="USD" office:value="79.99">
            <text:p>$79.99</text:p>
          </table:table-cell>
          <table:table-cell office:value-type="float" office:value="1">
            <text:p>1</text:p>
          </table:table-cell>
          <table:table-cell table:formula="oooc:=[.F8]*[.E8]" office:value-type="currency" office:currency="USD" office:value="79.99">
            <text:p>$79.9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SUM([.G7:.G8])" office:value-type="currency" office:currency="USD" office:value="207.98">
            <text:p>$207.98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Subtotal</text:p>
          </table:table-cell>
          <table:table-cell table:formula="oooc:=[.G6]+[.G9]" office:value-type="currency" office:currency="USD" office:value="2468.88">
            <text:p>$2,468.88</text:p>
          </table:table-cell>
          <table:table-cell table:number-columns-repeated="249"/>
        </table:table-row>
        <table:table-row table:style-name="ro1">
          <table:table-cell table:style-name="ce2" table:number-columns-repeated="4"/>
          <table:table-cell table:style-name="ce7"/>
          <table:table-cell table:style-name="ce2" office:value-type="string">
            <text:p>Total</text:p>
          </table:table-cell>
          <table:table-cell table:style-name="ce7" table:formula="oooc:=([.G6]*[.B2])+([.G10]*[.B7])" office:value-type="currency" office:currency="USD" office:value="11720.46">
            <text:p>$11,720.46</text:p>
          </table:table-cell>
          <table:table-cell table:style-name="ce2" table:number-columns-repeated="249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style-name="ce8"/>
          <table:table-cell table:style-name="ce3" table:number-columns-repeated="249"/>
        </table:table-row>
        <table:table-row table:style-name="ro1">
          <table:table-cell table:style-name="ce2" office:value-type="string">
            <text:p>Network Equipment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 table:number-columns-repeated="249"/>
        </table:table-row>
        <table:table-row table:style-name="ro2">
          <table:table-cell table:number-columns-repeated="2"/>
          <table:table-cell office:value-type="string">
            <text:p>NETGEAR GS108 10/100/1000Mbps Copper Gigabit Switch 8 x RJ-45 Ports 8K MAC Address Table 32 Kbytes per port Buffer memory - Retail</text:p>
          </table:table-cell>
          <table:table-cell office:value-type="string">
            <text:p>N82E16833122111</text:p>
          </table:table-cell>
          <table:table-cell office:value-type="currency" office:currency="USD" office:value="68.99">
            <text:p>$68.99</text:p>
          </table:table-cell>
          <table:table-cell office:value-type="float" office:value="3">
            <text:p>3</text:p>
          </table:table-cell>
          <table:table-cell table:formula="oooc:=[.F14]*[.E14]" office:value-type="currency" office:currency="USD" office:value="206.97">
            <text:p>$206.97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ENERIC 10X5-82407 (Blue) 7 FT Cat 5E Blue Network Cable – OEM</text:p>
          </table:table-cell>
          <table:table-cell office:value-type="string">
            <text:p>N82E16812117204</text:p>
          </table:table-cell>
          <table:table-cell office:value-type="currency" office:currency="USD" office:value="1.49">
            <text:p>$1.49</text:p>
          </table:table-cell>
          <table:table-cell office:value-type="float" office:value="10">
            <text:p>10</text:p>
          </table:table-cell>
          <table:table-cell table:formula="oooc:=[.F15]*[.E15]" office:value-type="currency" office:currency="USD" office:value="14.9">
            <text:p>$14.90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ENERIC 10X5-82410 (Blue) 10 FT Cat 5E Blue Network Cable - OEM</text:p>
          </table:table-cell>
          <table:table-cell office:value-type="string">
            <text:p>N82E16812117214</text:p>
          </table:table-cell>
          <table:table-cell office:value-type="currency" office:currency="USD" office:value="1.99">
            <text:p>$1.99</text:p>
          </table:table-cell>
          <table:table-cell office:value-type="float" office:value="10">
            <text:p>10</text:p>
          </table:table-cell>
          <table:table-cell table:formula="oooc:=[.F16]*[.E16]" office:value-type="currency" office:currency="USD" office:value="19.9">
            <text:p>$19.90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ooc:=SUM([.G14:.G16])" office:value-type="currency" office:currency="USD" office:value="241.77">
            <text:p>$241.77</text:p>
          </table:table-cell>
          <table:table-cell table:number-columns-repeated="249"/>
        </table:table-row>
        <table:table-row table:style-name="ro3">
          <table:table-cell table:style-name="ce2" table:number-columns-repeated="4"/>
          <table:table-cell table:style-name="ce7"/>
          <table:table-cell table:style-name="ce2" office:value-type="string">
            <text:p>Grand Total</text:p>
          </table:table-cell>
          <table:table-cell table:style-name="ce9" table:formula="oooc:=[.G11]+[.G17]" office:value-type="currency" office:currency="USD" office:value="11962.23">
            <text:p>$11,962.23</text:p>
          </table:table-cell>
          <table:table-cell table:style-name="ce2" table:number-columns-repeated="249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8">09/08/2006</text:date>, <text:time>17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9-07T16:31:47</meta:creation-date>
    <dc:date>2006-09-08T17:00:26</dc:date>
    <dc:language>en-US</dc:language>
    <meta:editing-cycles>35</meta:editing-cycles>
    <meta:editing-duration>P1DT0H9M16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